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handas" fo:font-size="6pt" fo:font-style="normal" style:text-underline-style="none" officeooo:rsid="001f4ebd" officeooo:paragraph-rsid="004fdf71" fo:background-color="#ffffff" style:font-size-asian="5.25pt" style:font-style-asian="normal" style:font-size-complex="6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Chandas" fo:font-size="6pt" style:text-underline-style="none" fo:font-weight="bold" officeooo:rsid="001f4ebd" officeooo:paragraph-rsid="004fdf71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handas" fo:font-size="10.5pt" style:text-underline-style="none" fo:font-weight="bold" officeooo:rsid="001f4ebd" officeooo:paragraph-rsid="004fdf71" fo:background-color="#000000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1ad8e6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4fdf71" style:font-size-asian="7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b95fd9" style:font-size-asian="7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officeooo:rsid="005e1386" officeooo:paragraph-rsid="004fdf71" style:font-size-asian="8pt" style:font-style-asian="italic" style:font-size-complex="8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1f4ebd" officeooo:paragraph-rsid="004fdf71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5e1386" officeooo:paragraph-rsid="004fdf71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1ad8e6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60a69c" officeooo:paragraph-rsid="00513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e427e" officeooo:paragraph-rsid="00513b67" style:font-size-asian="7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Chandas" fo:font-size="10.5pt" fo:font-style="normal" style:text-underline-style="none" fo:font-weight="bold" officeooo:rsid="001f4ebd" officeooo:paragraph-rsid="00513b67" fo:background-color="#000000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Standard"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style:use-window-font-color="true" style:font-name="Chandas" fo:font-size="10.5pt" fo:font-style="normal" style:text-underline-style="none" fo:font-weight="bold" officeooo:rsid="001f4ebd" officeooo:paragraph-rsid="004fdf71" fo:background-color="#000000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Standard" style:master-page-name="">
      <style:paragraph-properties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paragraph-properties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780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0b3e840"/>
    </style:style>
    <style:style style:name="P21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text-properties fo:color="#000000" style:font-name="DejaVu Sans" fo:font-size="8pt" fo:font-style="normal" style:text-underline-style="none" fo:font-weight="normal" officeooo:rsid="00bd25b3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text-properties fo:color="#000000" style:font-name="DejaVu Sans" fo:font-size="8pt" fo:font-style="normal" style:text-underline-style="none" fo:font-weight="normal" officeooo:rsid="00be0568" officeooo:paragraph-rsid="00bea8af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text-properties fo:color="#000000" style:font-name="DejaVu Sans" fo:font-size="8pt" fo:font-style="normal" style:text-underline-style="none" fo:font-weight="normal" officeooo:rsid="00be0568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text-properties fo:color="#000000" style:font-name="DejaVu Sans" fo:font-size="8pt" fo:font-style="normal" style:text-underline-style="none" fo:font-weight="normal" officeooo:rsid="00c0979d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>
      <style:text-properties fo:color="#000000" style:font-name="DejaVu Sans" fo:font-size="8pt" fo:font-style="normal" style:text-underline-style="none" fo:font-weight="normal" officeooo:rsid="00c42b88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text-properties fo:color="#000000" style:font-name="DejaVu Sans" fo:font-size="8pt" fo:font-style="normal" style:text-underline-style="none" fo:font-weight="normal" officeooo:rsid="00c5a1d2" officeooo:paragraph-rsid="00c5a1d2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text-properties fo:color="#000000" style:font-name="DejaVu Sans" fo:font-size="8pt" fo:font-style="normal" style:text-underline-style="none" fo:font-weight="normal" officeooo:rsid="00c5de04" officeooo:paragraph-rsid="00c5de04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text-properties fo:color="#000000" style:font-name="DejaVu Sans" fo:font-size="8pt" fo:font-style="normal" style:text-underline-style="none" fo:font-weight="normal" officeooo:rsid="00c5de04" officeooo:paragraph-rsid="00c69ccf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95fd9" style:font-size-asian="8pt" style:font-style-asian="italic" style:font-weight-asian="normal" style:font-size-complex="8pt" style:font-style-complex="italic" style:font-weight-complex="normal"/>
    </style:style>
    <style:style style:name="P33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e9019" style:font-size-asian="8pt" style:font-style-asian="italic" style:font-weight-asian="normal" style:font-size-complex="8pt" style:font-style-complex="italic" style:font-weight-complex="normal"/>
    </style:style>
    <style:style style:name="P34" style:family="paragraph" style:parent-style-name="Standard">
      <style:text-properties fo:color="#000000" style:font-name="DejaVu Sans" fo:font-size="8pt" fo:font-style="italic" style:text-underline-style="none" fo:font-weight="normal" officeooo:rsid="00c312a1" officeooo:paragraph-rsid="00c312a1" style:font-size-asian="8pt" style:font-style-asian="italic" style:font-weight-asian="normal" style:font-size-complex="8pt" style:font-style-complex="italic" style:font-weight-complex="normal"/>
    </style:style>
    <style:style style:name="P35" style:family="paragraph" style:parent-style-name="Standard">
      <style:text-properties fo:color="#000000" style:font-name="DejaVu Sans" fo:font-size="8pt" fo:font-style="italic" style:text-underline-style="none" fo:font-weight="bold" officeooo:rsid="00b95fd9" officeooo:paragraph-rsid="00b95fd9" style:font-size-asian="8pt" style:font-style-asian="italic" style:font-weight-asian="bold" style:font-size-complex="8pt" style:font-style-complex="italic" style:font-weight-complex="bold"/>
    </style:style>
    <style:style style:name="P36" style:family="paragraph" style:parent-style-name="Standard">
      <style:text-properties fo:color="#000000" style:font-name="DejaVu Sans" fo:font-size="8pt" fo:font-style="italic" style:text-underline-style="none" fo:font-weight="bold" officeooo:rsid="00c312a1" officeooo:paragraph-rsid="00c312a1" style:font-size-asian="8pt" style:font-style-asian="italic" style:font-weight-asian="bold" style:font-size-complex="8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ba99e6" officeooo:paragraph-rsid="00ba99e6" style:font-size-asian="8pt" style:font-size-complex="8pt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ba99e6" officeooo:paragraph-rsid="00bc5f29" style:font-size-asian="8pt" style:font-size-complex="8pt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bc5f29" officeooo:paragraph-rsid="00bc5f29" style:font-size-asian="8pt" style:font-size-complex="8pt"/>
    </style:style>
    <style:style style:name="P40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officeooo:rsid="00ba99e6" officeooo:paragraph-rsid="00bc5f29" style:font-size-asian="8pt" style:font-style-asian="italic" style:font-size-complex="8pt" style:font-style-complex="italic"/>
    </style:style>
    <style:style style:name="P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ejaVu Sans" fo:font-size="8pt" fo:font-style="normal" style:text-underline-style="none" fo:font-weight="normal" officeooo:rsid="00c42b88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582e0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666666" fo:font-size="11pt" style:font-size-asian="11pt" style:font-size-complex="11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bc5f29" style:font-style-asian="italic" style:font-style-complex="italic"/>
    </style:style>
    <style:style style:name="T8" style:family="text">
      <style:text-properties fo:font-style="italic" officeooo:rsid="00b95fd9" style:font-style-asian="italic" style:font-style-complex="italic"/>
    </style:style>
    <style:style style:name="T9" style:family="text">
      <style:text-properties fo:font-style="italic" officeooo:rsid="00bea8af" style:font-style-asian="italic" style:font-style-complex="italic"/>
    </style:style>
    <style:style style:name="T10" style:family="text">
      <style:text-properties fo:font-style="italic" officeooo:rsid="00c312a1" style:font-style-asian="italic" style:font-style-complex="italic"/>
    </style:style>
    <style:style style:name="T11" style:family="text">
      <style:text-properties fo:font-style="italic" officeooo:rsid="00c42b88" style:font-style-asian="italic" style:font-style-complex="italic"/>
    </style:style>
    <style:style style:name="T12" style:family="text">
      <style:text-properties fo:font-style="italic" officeooo:rsid="00c753ba" style:font-style-asian="italic" style:font-style-complex="italic"/>
    </style:style>
    <style:style style:name="T13" style:family="text">
      <style:text-properties fo:font-style="italic" officeooo:rsid="00c7aee0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b9a33e" style:font-style-asian="normal" style:font-style-complex="normal"/>
    </style:style>
    <style:style style:name="T16" style:family="text">
      <style:text-properties officeooo:rsid="00190cf4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officeooo:rsid="00513b67"/>
    </style:style>
    <style:style style:name="T19" style:family="text">
      <style:text-properties fo:color="#111111" style:font-name="DejaVu Sans" fo:font-size="8pt" fo:font-style="normal" style:text-underline-style="none" fo:font-weight="normal" officeooo:rsid="00659a4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fo:color="#111111" style:font-name="DejaVu Sans" fo:font-size="8pt" fo:font-style="normal" style:text-underline-style="none" fo:font-weight="normal" officeooo:rsid="00b3e84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1" style:family="text">
      <style:text-properties officeooo:rsid="00b3e840"/>
    </style:style>
    <style:style style:name="T22" style:family="text">
      <style:text-properties officeooo:rsid="00b95fd9"/>
    </style:style>
    <style:style style:name="T23" style:family="text">
      <style:text-properties officeooo:rsid="00bc5f29"/>
    </style:style>
    <style:style style:name="T24" style:family="text">
      <style:text-properties officeooo:rsid="00be9019"/>
    </style:style>
    <style:style style:name="T25" style:family="text">
      <style:text-properties officeooo:rsid="00bea8af"/>
    </style:style>
    <style:style style:name="T26" style:family="text">
      <style:text-properties officeooo:rsid="00c0979d"/>
    </style:style>
    <style:style style:name="T27" style:family="text">
      <style:text-properties officeooo:rsid="00c312a1"/>
    </style:style>
    <style:style style:name="T28" style:family="text">
      <style:text-properties officeooo:rsid="00c753ba"/>
    </style:style>
    <style:style style:name="T29" style:family="text">
      <style:text-properties officeooo:rsid="00c7ae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5">ΙΩΑΝΝΑ ΠΑΠΑΓΙΑΝΝΗ 2790</text:span><text:span text:style-name="T4"> </text:span><text:s text:c="2"/></text:p>
      <text:p text:style-name="P18">Η γλώσσα προγραμματισμού που χρησιμοποιήθηκε και για τα <text:span text:style-name="T21">τρια </text:span>μέρη της άσκησης είναι python3. </text:p>
      <text:p text:style-name="P20"><text:span text:style-name="T19">Επιπλέον τ</text:span><text:span text:style-name="T20">ο</text:span><text:span text:style-name="T19"> αρχεί</text:span><text:span text:style-name="T20">ο</text:span><text:span text:style-name="T19"> “</text:span><text:span text:style-name="T20">Beijing_restaurants.txt” </text:span><text:span text:style-name="T19">είναι κατεβασμέν</text:span><text:span text:style-name="T20">ο</text:span><text:span text:style-name="T19"> ήδη και </text:span><text:span text:style-name="T20">έχει</text:span><text:span text:style-name="T19"> τοποθετηθεί στον ίδιο φάκελο με τα αρχεία part1.py, part2.py και part</text:span><text:span text:style-name="T20">3</text:span><text:span text:style-name="T19">.py. </text:span></text:p>
      <text:p text:style-name="P19"/>
      <text:p text:style-name="P17"><text:s/>PART 1 </text:p>
      <text:p text:style-name="P2"/>
      <text:p text:style-name="P9">Στο μέρος 1 ο κώδικας θέλουμε να υλοποιεί έ<text:span text:style-name="T22">να απλό χωρικό ευρετήριο βασισμένο σε grid(10x10).</text:span></text:p>
      <text:p text:style-name="P39"/>
      <text:p text:style-name="P39">Αρχικοποιούμε :</text:p>
      <text:p text:style-name="P39"/>
      <text:p text:style-name="P40">filename='Beijing_restaurants.txt'</text:p>
      <text:p text:style-name="P40">coordList=[]<text:tab/><text:tab/></text:p>
      <text:p text:style-name="P37"/>
      <text:p text:style-name="P38">ό<text:span text:style-name="T23">που coordList η λίστα από λίστες που θα κρατάμε τα “φτιαγμένα” δεδομένα από το αρχείο <text:s/></text:span><text:span text:style-name="T6">Beijing_restaurants.txt.</text:span></text:p>
      <text:p text:style-name="P38"><text:span text:style-name="T6"/></text:p>
      <text:p text:style-name="P7">if __name__ == "__main__":</text:p>
      <text:p text:style-name="P7"/>
      <text:p text:style-name="P10"><text:tab/><text:span text:style-name="T6">boundaries=findLimits()<text:tab/></text:span></text:p>
      <text:p text:style-name="P8"><text:tab/>theGrid(coordList, boundaries)</text:p>
      <text:p text:style-name="P14"/>
      <text:p text:style-name="P32"><text:span text:style-name="T14">Η main </text:span><text:span text:style-name="T15">αρχικά</text:span><text:span text:style-name="T14"> καλεί την </text:span>findLimits():<text:tab/></text:p>
      <text:p text:style-name="P32"/>
      <text:p text:style-name="P35">def findLimits():</text:p>
      <text:p text:style-name="P32"><text:tab/></text:p>
      <text:p text:style-name="P32"><text:tab/>with open(filename, 'r', encoding='UTF-8') as df1:</text:p>
      <text:p text:style-name="P32"><text:tab/><text:tab/><text:tab/></text:p>
      <text:p text:style-name="P33"><text:tab/><text:tab/>lineNum=<text:span text:style-name="T24">0</text:span><text:tab/></text:p>
      <text:p text:style-name="P32"><text:tab/><text:tab/>maxX=0<text:tab/><text:tab/><text:tab/><text:tab/><text:tab/><text:tab/><text:tab/><text:tab/><text:tab/><text:tab/><text:tab/></text:p>
      <text:p text:style-name="P32"><text:tab/><text:tab/>maxY=0<text:tab/><text:tab/><text:tab/><text:tab/><text:tab/><text:tab/><text:tab/><text:tab/><text:tab/><text:tab/><text:tab/></text:p>
      <text:p text:style-name="P32"><text:tab/><text:tab/>minX=200<text:tab/><text:tab/><text:tab/><text:tab/><text:tab/><text:tab/><text:tab/><text:tab/><text:tab/><text:tab/></text:p>
      <text:p text:style-name="P32"><text:tab/><text:tab/>minY=200<text:tab/></text:p>
      <text:p text:style-name="P33"><text:tab/><text:tab/></text:p>
      <text:p text:style-name="P33"><text:tab/><text:tab/>try:</text:p>
      <text:p text:style-name="P32"><text:tab/><text:tab/><text:tab/>df1.__next__() <text:tab/><text:tab/><text:tab/><text:tab/><text:tab/><text:tab/><text:tab/><text:tab/><text:tab/><text:tab/><text:tab/></text:p>
      <text:p text:style-name="P32"><text:tab/><text:tab/>except StopIteration:</text:p>
      <text:p text:style-name="P32"><text:tab/><text:tab/><text:tab/>print('StopIteration')<text:tab/><text:tab/><text:tab/></text:p>
      <text:p text:style-name="P32"><text:tab/><text:tab/><text:tab/><text:tab/><text:tab/><text:tab/><text:tab/><text:tab/><text:tab/><text:tab/><text:tab/></text:p>
      <text:p text:style-name="P32"><text:tab/><text:tab/>for row in df1:</text:p>
      <text:p text:style-name="P32"><text:tab/><text:tab/><text:tab/></text:p>
      <text:p text:style-name="P32"><text:tab/><text:tab/><text:tab/>lineNum+=1</text:p>
      <text:p text:style-name="P32"><text:tab/><text:tab/><text:tab/>fixedData=fixData(lineNum, row)</text:p>
      <text:p text:style-name="P32"><text:tab/><text:tab/><text:tab/>coordList.append(fixedData)</text:p>
      <text:p text:style-name="P32"><text:tab/><text:tab/><text:tab/></text:p>
      <text:p text:style-name="P32"><text:tab/><text:tab/><text:tab/>if fixedData[1]&gt;maxX:</text:p>
      <text:p text:style-name="P32"><text:tab/><text:tab/><text:tab/><text:tab/>maxX=fixedData[1]</text:p>
      <text:p text:style-name="P32"><text:tab/><text:tab/><text:tab/>elif fixedData[1]&lt;minX:</text:p>
      <text:p text:style-name="P32"><text:tab/><text:tab/><text:tab/><text:tab/>minX=fixedData[1]</text:p>
      <text:p text:style-name="P32"><text:tab/><text:tab/><text:tab/>if fixedData[2]&gt;maxY:</text:p>
      <text:p text:style-name="P32"><text:tab/><text:tab/><text:tab/><text:tab/>maxY=fixedData[2]</text:p>
      <text:p text:style-name="P32"><text:tab/><text:tab/><text:tab/>elif fixedData[2]&lt;minY:</text:p>
      <text:p text:style-name="P32"><text:tab/><text:tab/><text:tab/><text:tab/>minY=fixedData[2]</text:p>
      <text:p text:style-name="P32"><text:tab/></text:p>
      <text:p text:style-name="P32"><text:tab/><text:tab/>return [minX, maxX, minY, maxY] <text:tab/><text:tab/><text:tab/><text:tab/><text:tab/><text:tab/></text:p>
      <text:p text:style-name="P22"/>
      <text:p text:style-name="P23">Ανοίγει το αρχείο <text:span text:style-name="T23"><text:s/>“</text:span><text:span text:style-name="T7">Beijing_restaurants.txt” </text:span>για ανάγνωση “r” και <text:span text:style-name="T25">αρχικοποιεί ένα αναγνωριστικό αριθμό </text:span><text:span text:style-name="T8">lineNum</text:span><text:span text:style-name="T25"> που αντιστοιχεί στη γραμμή στην οποία βρίσκεται το σημείο στο “</text:span><text:span text:style-name="T7">Beijing_restaurants.txt”</text:span><text:span text:style-name="T25"> <text:s/>στο 0. </text:span></text:p>
      <text:p text:style-name="P23"/>
      <text:p text:style-name="P24"><text:span text:style-name="T25">Τα άνωτερα όρια των τιμών των συντεταγμένων x, y στο 0 (</text:span><text:span text:style-name="T8">maxX=0 maxY=0</text:span><text:span text:style-name="T25">), λιγότερο δηλαδή και από το κατώτερο όριο των δωθέντων σημείων, ώστε σίγουρα οι τιμές των x και αντίστοιχα y, στο αρχείο να είναι μεγαλύτερες για να μπορέσει να “μπεί” στις παρακάτω συνθήκες (if) και να βρει το πραγματικό maxX maxY.</text:span></text:p>
      <text:p text:style-name="P24"/>
      <text:p text:style-name="P24"><text:span text:style-name="T26">Όμοια και για τα κατώτερα όρια των τιμών των συντεταγμένων x, y στο 200 (</text:span><text:span text:style-name="T9">minX=200 minY=200</text:span><text:span text:style-name="T25">), δηλαδή μεγαλύτερες και από το μεγαλύτερο όριο των δωθέντων σημείων, ώστε όλες οι τιμές των x και αντίστοιχα y, στο αρχείο να είναι μικρότερες.</text:span></text:p>
      <text:p text:style-name="P24"/>
      <text:p text:style-name="P25">Στη συνέχεια, <text:span text:style-name="T27">δοκιμάζουμε να πάμε στην επόμενη γραμμή (</text:span><text:span text:style-name="T10">try: ...except StopIteration:)</text:span><text:span text:style-name="T27"> γιατί η πρώτη απλά περιέχει το πλήθος των σημείων που ακολουθούν στις επόμενες γραμμές.</text:span></text:p>
      <text:p text:style-name="P25"><text:soft-page-break/></text:p>
      <text:p text:style-name="P26">Για κάθε γραμμή στο αρχείο, αυξάνουμε το <text:span text:style-name="T6">lineNum</text:span> κατά 1, και καλούμε την <text:span text:style-name="T6">fixedData() </text:span>για να φέρουμε τα δεδομένα μας σε μορφή κατάλληλη για επεξεργασία.</text:p>
      <text:p text:style-name="P26"/>
      <text:p text:style-name="P26">-----------------------------------------------------------------------------------------------------------------------------------------------------------------------</text:p>
      <text:p text:style-name="P36">def fixData(lineNum, line):</text:p>
      <text:p text:style-name="P34"/>
      <text:p text:style-name="P34"><text:tab/>rawData=line.split(' ')<text:tab/><text:tab/><text:tab/></text:p>
      <text:p text:style-name="P34"><text:tab/>splitXY=[i.split(',') for i in rawData]<text:tab/></text:p>
      <text:p text:style-name="P34"><text:tab/>floatData= [float(j) for i in splitXY for j in i]<text:tab/><text:tab/><text:tab/></text:p>
      <text:p text:style-name="P34"><text:tab/>floatData.insert(0,lineNum)<text:tab/><text:tab/><text:tab/><text:tab/><text:tab/><text:tab/><text:tab/><text:tab/></text:p>
      <text:p text:style-name="P34"/>
      <text:p text:style-name="P34"><text:tab/>return floatData</text:p>
      <text:p text:style-name="P34"><text:span text:style-name="T14"/></text:p>
      <text:p text:style-name="P26">Η συγκεκριμένη συνάρτηση παίρνει ως όρισμα τον <text:s/>αναγνωριστικό αριθμό γραμμής του αρχείου <text:span text:style-name="T23"><text:s/>“</text:span><text:span text:style-name="T7">Beijing_restaurants.txt” </text:span><text:span text:style-name="T23"><text:s/></text:span>και τα δεδομένα της αντίστοιχης γραμμής.</text:p>
      <text:p text:style-name="P27">Πρώτα τα κάνει split με βάση το space <text:tab/><text:tab/><text:span text:style-name="T6">rawData=line.split(' ')</text:span><text:tab/><text:tab/> <text:s text:c="5"/></text:p>
      <text:p text:style-name="P27">πχ: ['39.865999', '116.26745\n']</text:p>
      <text:p text:style-name="P27"/>
      <text:p text:style-name="P27">Στη συνέχεια τα κάνει split με βάση το comma <text:tab/><text:span text:style-name="T6">splitXY=[i.split(',') for i in rawData]</text:span></text:p>
      <text:p text:style-name="P27">πχ: [['39.865999'], ['116.26745\n']]<text:tab/></text:p>
      <text:p text:style-name="P14"/>
      <text:p text:style-name="P28">Έπειτα τα μετατρέπει από string σε float<text:tab/><text:tab/><text:span text:style-name="T10">floatData= [float(j) for i in splitXY for j in I]</text:span></text:p>
      <text:p text:style-name="P28">πχ: <text:span text:style-name="T6"><text:s/></text:span>[39.865999, 116.26745]<text:span text:style-name="T27"><text:tab/></text:span></text:p>
      <text:p text:style-name="P28"/>
      <text:p text:style-name="P28">Και τέλος πριν τα επιστρέψει, προσθέτει και στην αρχή της λίστας τον <text:span text:style-name="T27">αναγνωριστικό αριθμό γραμμής του αρχείου </text:span><text:s/><text:span text:style-name="T10">floatData.insert(0,lineNum) </text:span></text:p>
      <text:p text:style-name="P41">πχ: <text:span text:style-name="T27">[51959, 39.865999, 116.26745]</text:span></text:p>
      <text:p text:style-name="P29"/>
      <text:p text:style-name="P29">Γυρίζουμε το αποτέλεσμα με το <text:span text:style-name="T6">return floatData</text:span> στην <text:span text:style-name="T6">findLimits(), </text:span>και κάνουμε append στην coordList ( <text:span text:style-name="T6">coordList.append(fixedData)</text:span>).</text:p>
      <text:p text:style-name="P29"/>
      <text:p text:style-name="P29">Αν το δεύτερο στοιχείο της λίστας <text:span text:style-name="T6">fixedData</text:span> (οι συντεταγμένη του x) είναι μεγαλύτερο από το τωρινό <text:span text:style-name="T6">maxX </text:span>κάνουμε αυτό να είναι το <text:s/><text:span text:style-name="T6">maxX </text:span>αλλίως αν είναι μικρότερο από το τωρινό <text:span text:style-name="T6">minX</text:span> κάνουμε αυτό να είναι το <text:s/><text:span text:style-name="T6">minX.</text:span></text:p>
      <text:p text:style-name="P29"><text:span text:style-name="T6">if fixedData[1]&gt;maxX:</text:span></text:p>
      <text:p text:style-name="P29"><text:span text:style-name="T6"><text:tab/><text:tab/><text:tab/><text:tab/>maxX=fixedData[1]</text:span></text:p>
      <text:p text:style-name="P29"><text:span text:style-name="T6"><text:tab/><text:tab/><text:tab/>elif fixedData[1]&lt;minX:</text:span></text:p>
      <text:p text:style-name="P29"><text:span text:style-name="T6"><text:tab/><text:tab/><text:tab/><text:tab/>minX=fixedData[1]</text:span></text:p>
      <text:p text:style-name="P29">Αντίστοιχα δουλεύουμε και για τα y coordinates παίρνοντας τώρα το τρίτο στοιχείο της λίστας <text:span text:style-name="T6">fixedData</text:span> (οι συντεταγμένη του y)</text:p>
      <text:p text:style-name="P32">if fixedData[2]&gt;maxY:</text:p>
      <text:p text:style-name="P32"><text:tab/><text:tab/><text:tab/><text:tab/>maxY=fixedData[2]</text:p>
      <text:p text:style-name="P32"><text:tab/><text:tab/><text:tab/>elif fixedData[2]&lt;minY:</text:p>
      <text:p text:style-name="P32"><text:tab/><text:tab/><text:tab/><text:tab/>minY=fixedData[2]</text:p>
      <text:p text:style-name="P30"/>
      <text:p text:style-name="P31">Αφού ελέγξουμε όλες τις γραμμές του αρχείου και έχουμε πλέον βρει τα <text:span text:style-name="T6">minX, maxX, minY, maxY</text:span> τα επιστρέφουμε στην <text:span text:style-name="T6">main </text:span>με την μορφή μιας λίστας <text:span text:style-name="T28">στο </text:span><text:span text:style-name="T12">boundaries</text:span>.</text:p>
      <text:p text:style-name="P31"/>
      <text:p text:style-name="P31"><text:span text:style-name="T29">Η </text:span><text:span text:style-name="T13">main</text:span><text:span text:style-name="T6"> </text:span><text:span text:style-name="T29">καλεί μετά την συνάρτηση </text:span><text:span text:style-name="T13">theGrid().</text:span></text:p>
      <text:p text:style-name="P31"><text:span text:style-name="T13"/></text:p>
      <text:p text:style-name="P31"><text:span text:style-name="T13"/></text:p>
      <text:p text:style-name="P3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/>PART <text:span text:style-name="T16">2 </text:span></text:p>
      <text:p text:style-name="P3"><text:soft-page-break/></text:p>
      <text:p text:style-name="P11"/>
      <text:p text:style-name="P5"/>
      <text:p text:style-name="P6">if __name__ == "__main__":</text:p>
      <text:p text:style-name="P5"><text:tab/></text:p>
      <text:p text:style-name="P15"><text:span text:style-name="T17"><text:s/>PART </text:span><text:span text:style-name="T18">3 </text:span>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582e0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</text:span><text:span text:style-name="MT2">2</text:span><text:span text:style-name="MT1"> <text:s text:c="22"/></text:span><text:span text:style-name="MT3">Complex Data Management on </text:span><text:span text:style-name="MT2">Spatial</text:span><text:span text:style-name="MT3"> Data <text:s text:c="9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5T12:40:36.839776248</dc:date>
    <meta:editing-duration>PT5H58M16S</meta:editing-duration>
    <meta:editing-cycles>160</meta:editing-cycles>
    <meta:generator>LibreOffice/6.0.7.3$Linux_X86_64 LibreOffice_project/00m0$Build-3</meta:generator>
    <meta:document-statistic meta:table-count="0" meta:image-count="0" meta:object-count="0" meta:page-count="3" meta:paragraph-count="83" meta:word-count="548" meta:character-count="4324" meta:non-whitespace-character-count="3591"/>
  </office:meta>
</office:document-meta>
</file>